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716in" table:align="left"/>
    </style:style>
    <style:style style:name="Table1.A" style:family="table-column">
      <style:table-column-properties style:column-width="0.9681in"/>
    </style:style>
    <style:style style:name="Table1.B" style:family="table-column">
      <style:table-column-properties style:column-width="2.74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8729in" table:align="left"/>
    </style:style>
    <style:style style:name="Table2.A" style:family="table-column">
      <style:table-column-properties style:column-width="1.3618in"/>
    </style:style>
    <style:style style:name="Table2.B" style:family="table-column">
      <style:table-column-properties style:column-width="3.511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4"/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ecture 7: Decomposition, Abstraction, and Functions in Python</text:span></text:h>
      <text:h text:style-name="Heading_20_3" text:outline-level="3">🕒 Duration: 2 hours</text:h>
      <text:p text:style-name="Horizontal_20_Line"/>
      <text:h text:style-name="Heading_20_2" text:outline-level="2">🎯 <text:span text:style-name="Strong_20_Emphasis">Learning Objectives</text:span></text:h>
      <text:p text:style-name="Text_20_body">By the end of this lecture, students will:</text:p>
      <text:list text:style-name="L1">
        <text:list-item>
          <text:p text:style-name="P1">Understand the concept of <text:span text:style-name="Strong_20_Emphasis">abstraction</text:span> and <text:span text:style-name="Strong_20_Emphasis">decomposition</text:span>.</text:p>
        </text:list-item>
        <text:list-item>
          <text:p text:style-name="P1">Learn how to <text:span text:style-name="Strong_20_Emphasis">define</text:span> and <text:span text:style-name="Strong_20_Emphasis">use functions</text:span> in Python.</text:p>
        </text:list-item>
        <text:list-item>
          <text:p text:style-name="P1">Gain the ability to write clean, modular, and reusable code.</text:p>
        </text:list-item>
        <text:list-item>
          <text:p text:style-name="P1">Solve real-world problems using functions.</text:p>
        </text:list-item>
      </text:list>
      <text:p text:style-name="Horizontal_20_Line"/>
      <text:h text:style-name="Heading_20_2" text:outline-level="2">📚 <text:span text:style-name="Strong_20_Emphasis">Lecture Outlin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ime</text:p>
            </table:table-cell>
            <table:table-cell table:style-name="Table1.A1" office:value-type="string">
              <text:p text:style-name="Table_20_Heading">Topic</text:p>
            </table:table-cell>
          </table:table-row>
        </table:table-header-rows>
        <table:table-row>
          <table:table-cell table:style-name="Table1.A1" office:value-type="string">
            <text:p text:style-name="Table_20_Contents">0–10 min</text:p>
          </table:table-cell>
          <table:table-cell table:style-name="Table1.A1" office:value-type="string">
            <text:p text:style-name="Table_20_Contents">Icebreaker &amp; Introduction</text:p>
          </table:table-cell>
        </table:table-row>
        <table:table-row>
          <table:table-cell table:style-name="Table1.A1" office:value-type="string">
            <text:p text:style-name="Table_20_Contents">10–30 min</text:p>
          </table:table-cell>
          <table:table-cell table:style-name="Table1.A1" office:value-type="string">
            <text:p text:style-name="Table_20_Contents">Concept: Abstraction &amp; Decomposition</text:p>
          </table:table-cell>
        </table:table-row>
        <table:table-row>
          <table:table-cell table:style-name="Table1.A1" office:value-type="string">
            <text:p text:style-name="Table_20_Contents">30–60 min</text:p>
          </table:table-cell>
          <table:table-cell table:style-name="Table1.A1" office:value-type="string">
            <text:p text:style-name="Table_20_Contents">Writing Functions + Examples</text:p>
          </table:table-cell>
        </table:table-row>
        <table:table-row>
          <table:table-cell table:style-name="Table1.A1" office:value-type="string">
            <text:p text:style-name="Table_20_Contents">60–85 min</text:p>
          </table:table-cell>
          <table:table-cell table:style-name="Table1.A1" office:value-type="string">
            <text:p text:style-name="Table_20_Contents">Hands-On Practice &amp; Debugging</text:p>
          </table:table-cell>
        </table:table-row>
        <table:table-row>
          <table:table-cell table:style-name="Table1.A1" office:value-type="string">
            <text:p text:style-name="Table_20_Contents">85–100 min</text:p>
          </table:table-cell>
          <table:table-cell table:style-name="Table1.A1" office:value-type="string">
            <text:p text:style-name="Table_20_Contents">Creative Group Activity</text:p>
          </table:table-cell>
        </table:table-row>
        <table:table-row>
          <table:table-cell table:style-name="Table1.A1" office:value-type="string">
            <text:p text:style-name="Table_20_Contents">100–120 min</text:p>
          </table:table-cell>
          <table:table-cell table:style-name="Table1.A1" office:value-type="string">
            <text:p text:style-name="Table_20_Contents">Final Assignment + Solution</text:p>
          </table:table-cell>
        </table:table-row>
      </table:table>
      <text:p text:style-name="Horizontal_20_Line"/>
      <text:h text:style-name="Heading_20_2" text:outline-level="2">🧊 0–10 min: Icebreaker – “What’s Inside a Smartphone?”</text:h>
      <text:h text:style-name="Heading_20_3" text:outline-level="3">Activity:</text:h>
      <text:p text:style-name="Text_20_body">Ask students:</text:p>
      <text:p text:style-name="Quotations">“Do you know how your smartphone makes a call, takes a photo, or plays music?”</text:p>
      <text:p text:style-name="Text_20_body">Discuss:</text:p>
      <text:list text:style-name="L2">
        <text:list-item>
          <text:p text:style-name="P2">You don’t need to know <text:span text:style-name="Emphasis">how it works</text:span>, only <text:span text:style-name="Emphasis">how to use it</text:span>.</text:p>
        </text:list-item>
        <text:list-item>
          <text:p text:style-name="P2">This is <text:span text:style-name="Strong_20_Emphasis">abstraction</text:span>: hiding complexity behind a simple interface.</text:p>
        </text:list-item>
        <text:list-item>
          <text:p text:style-name="P2"><text:soft-page-break/>And inside your phone, parts like battery, screen, camera are built <text:span text:style-name="Strong_20_Emphasis">separately</text:span> — this is <text:span text:style-name="Strong_20_Emphasis">decomposition</text:span>.</text:p>
        </text:list-item>
      </text:list>
      <text:p text:style-name="Text_20_body">🎥 Show a simple teardown image or video of a phone.</text:p>
      <text:p text:style-name="Horizontal_20_Line"/>
      <text:h text:style-name="Heading_20_2" text:outline-level="2">🔍 10–30 min: Concept – Abstraction and Decomposition</text:h>
      <text:h text:style-name="Heading_20_3" text:outline-level="3">📦 Abstraction = Black Box</text:h>
      <text:list text:style-name="L3">
        <text:list-item>
          <text:p text:style-name="P3">You don’t need to know <text:span text:style-name="Strong_20_Emphasis">how</text:span> something works, just <text:span text:style-name="Strong_20_Emphasis">what</text:span> it does.</text:p>
        </text:list-item>
        <text:list-item>
          <text:p text:style-name="P3">In Python: Functions are your black boxes.</text:p>
        </text:list-item>
      </text:list>
      <text:p text:style-name="Preformatted_20_Text">python</text:p>
      <text:p text:style-name="Preformatted_20_Text">CopyEdit</text:p>
      <text:p text:style-name="P4"><text:span text:style-name="Source_20_Text">def greet(name):</text:span></text:p>
      <text:p text:style-name="P5"><text:span text:style-name="Source_20_Text"><text:s text:c="4"/>return f"Hello, {name}!"</text:span></text:p>
      <text:h text:style-name="Heading_20_3" text:outline-level="3">🧱 Decomposition = Break problems into smaller parts</text:h>
      <text:p text:style-name="Text_20_body">Imagine: A robot that makes tea</text:p>
      <text:list text:style-name="L4">
        <text:list-item>
          <text:p text:style-name="P6">Subtasks: Boil water, get tea bag, pour water, wait, serve</text:p>
        </text:list-item>
        <text:list-item>
          <text:p text:style-name="P6">In code, each subtask = a function.</text:p>
        </text:list-item>
      </text:list>
      <text:h text:style-name="Heading_20_3" text:outline-level="3">🎮 Analogy:</text:h>
      <text:p text:style-name="Text_20_body">Video game: <text:span text:style-name="Source_20_Text">press_button()</text:span> → jump, shoot<text:line-break/>You don’t rewrite how jumping works. You just <text:span text:style-name="Emphasis">use</text:span> it.</text:p>
      <text:p text:style-name="Horizontal_20_Line"/>
      <text:h text:style-name="Heading_20_2" text:outline-level="2">💻 30–60 min: Writing and Using Functions</text:h>
      <text:h text:style-name="Heading_20_3" text:outline-level="3">🧪 Example 1: Is a number even?</text:h>
      <text:p text:style-name="Preformatted_20_Text">python</text:p>
      <text:p text:style-name="Preformatted_20_Text">CopyEdit</text:p>
      <text:p text:style-name="P4"><text:span text:style-name="Source_20_Text">def is_even(i):</text:span></text:p>
      <text:p text:style-name="P7"><text:span text:style-name="Source_20_Text"><text:s text:c="4"/>"""Returns True if i is even, False otherwise."""</text:span></text:p>
      <text:p text:style-name="P5"><text:span text:style-name="Source_20_Text"><text:s text:c="4"/>return i % 2 == 0</text:span></text:p>
      <text:h text:style-name="Heading_20_3" text:outline-level="3">🧪 Example 2: Evaluate a Quadratic</text:h>
      <text:p text:style-name="Preformatted_20_Text">python</text:p>
      <text:p text:style-name="Preformatted_20_Text">CopyEdit</text:p>
      <text:p text:style-name="P4"><text:span text:style-name="Source_20_Text">def eval_quadratic(a, b, c, x):</text:span></text:p>
      <text:p text:style-name="P5"><text:span text:style-name="Source_20_Text"><text:s text:c="4"/>return a*x**2 + b*x + c</text:span></text:p>
      <text:p text:style-name="Text_20_body"><text:soft-page-break/>Try:</text:p>
      <text:p text:style-name="Preformatted_20_Text">python</text:p>
      <text:p text:style-name="Preformatted_20_Text">CopyEdit</text:p>
      <text:p text:style-name="P8"><text:span text:style-name="Source_20_Text">print(eval_quadratic(1, 1, 1, 1)) <text:s/># ➝ 3</text:span></text:p>
      <text:h text:style-name="Heading_20_3" text:outline-level="3">🤯 Visual Explanation:</text:h>
      <text:p text:style-name="Text_20_body">Draw a diagram:</text:p>
      <text:p text:style-name="Preformatted_20_Text">yaml</text:p>
      <text:p text:style-name="Preformatted_20_Text">CopyEdit</text:p>
      <text:p text:style-name="P4"><text:span text:style-name="Source_20_Text">Inputs: a=1, b=1, c=1, x=1</text:span></text:p>
      <text:p text:style-name="P7"><text:span text:style-name="Source_20_Text">Black Box: eval_quadratic</text:span></text:p>
      <text:p text:style-name="P5"><text:span text:style-name="Source_20_Text">Output: 3</text:span></text:p>
      <text:p text:style-name="Horizontal_20_Line"/>
      <text:h text:style-name="Heading_20_2" text:outline-level="2">🛠️ 60–85 min: Hands-On Exercises</text:h>
      <text:h text:style-name="Heading_20_3" text:outline-level="3">🔁 Exercise 1: Sum all odd numbers between a and b</text:h>
      <text:p text:style-name="Preformatted_20_Text">python</text:p>
      <text:p text:style-name="Preformatted_20_Text">CopyEdit</text:p>
      <text:p text:style-name="P4"><text:span text:style-name="Source_20_Text">def sum_odd(a, b):</text:span></text:p>
      <text:p text:style-name="P7"><text:span text:style-name="Source_20_Text"><text:s text:c="4"/>total = 0</text:span></text:p>
      <text:p text:style-name="P7"><text:span text:style-name="Source_20_Text"><text:s text:c="4"/>for i in range(a, b+1):</text:span></text:p>
      <text:p text:style-name="P7"><text:span text:style-name="Source_20_Text"><text:s text:c="8"/>if i % 2 == 1:</text:span></text:p>
      <text:p text:style-name="P7"><text:span text:style-name="Source_20_Text"><text:s text:c="12"/>total += i</text:span></text:p>
      <text:p text:style-name="P7"><text:span text:style-name="Source_20_Text"><text:s text:c="4"/>return total</text:span></text:p>
      <text:p text:style-name="P7"/>
      <text:p text:style-name="P5"><text:span text:style-name="Source_20_Text">print(sum_odd(2, 7)) <text:s/># ➝ 15</text:span></text:p>
      <text:h text:style-name="Heading_20_3" text:outline-level="3">✅ Exercise 2: Is a string a palindrome?</text:h>
      <text:p text:style-name="Preformatted_20_Text">python</text:p>
      <text:p text:style-name="Preformatted_20_Text">CopyEdit</text:p>
      <text:p text:style-name="P4"><text:span text:style-name="Source_20_Text">def is_palindrome(s):</text:span></text:p>
      <text:p text:style-name="P7"><text:span text:style-name="Source_20_Text"><text:s text:c="4"/>for i in range(len(s)//2):</text:span></text:p>
      <text:p text:style-name="P7"><text:span text:style-name="Source_20_Text"><text:s text:c="8"/>if s[i] != s[-(i+1)]:</text:span></text:p>
      <text:p text:style-name="P7"><text:span text:style-name="Source_20_Text"><text:s text:c="12"/>return False</text:span></text:p>
      <text:p text:style-name="P5"><text:span text:style-name="Source_20_Text"><text:s text:c="4"/>return True</text:span></text:p>
      <text:p text:style-name="Text_20_body">Test with:</text:p>
      <text:p text:style-name="Preformatted_20_Text">python</text:p>
      <text:p text:style-name="Preformatted_20_Text">CopyEdit</text:p>
      <text:p text:style-name="P4"><text:span text:style-name="Source_20_Text">print(is_palindrome("radar")) <text:s text:c="2"/># True</text:span></text:p>
      <text:p text:style-name="P5"><text:span text:style-name="Source_20_Text">print(is_palindrome("hello")) <text:s text:c="2"/># False</text:span></text:p>
      <text:p text:style-name="Horizontal_20_Line"/>
      <text:h text:style-name="Heading_20_2" text:outline-level="2"><text:soft-page-break/>🤝 85–100 min: Creative Group Activity</text:h>
      <text:p text:style-name="Quotations">Break the class into 3 groups. Give each group a scenario:</text:p>
      <text:list text:style-name="L5">
        <text:list-item>
          <text:p text:style-name="P9">A function to check if a student passed based on score.</text:p>
        </text:list-item>
        <text:list-item>
          <text:p text:style-name="P9">A function to calculate the area of a circle.</text:p>
        </text:list-item>
        <text:list-item>
          <text:p text:style-name="P9">A function to determine if a year is a leap year.</text:p>
        </text:list-item>
      </text:list>
      <text:p text:style-name="Text_20_body">Let them sketch out the logic with paper or whiteboard. Then write it in Python!</text:p>
      <text:p text:style-name="Horizontal_20_Line"/>
      <text:h text:style-name="Heading_20_2" text:outline-level="2">📝 100–120 min: Final Assignment</text:h>
      <text:h text:style-name="Heading_20_3" text:outline-level="3">🚀 Assignment Task:</text:h>
      <text:p text:style-name="Text_20_body">Create a function that:</text:p>
      <text:list text:style-name="L6">
        <text:list-item>
          <text:p text:style-name="P10"><text:span text:style-name="Strong_20_Emphasis">Asks the user</text:span> for a word.</text:p>
        </text:list-item>
        <text:list-item>
          <text:p text:style-name="P10"><text:span text:style-name="Strong_20_Emphasis">Returns only the consonants</text:span> from that word.</text:p>
        </text:list-item>
      </text:list>
      <text:p text:style-name="Preformatted_20_Text">python</text:p>
      <text:p text:style-name="Preformatted_20_Text">CopyEdit</text:p>
      <text:p text:style-name="P4"><text:span text:style-name="Source_20_Text">def keep_consonants(word):</text:span></text:p>
      <text:p text:style-name="P7"><text:span text:style-name="Source_20_Text"><text:s text:c="4"/>vowels = "aeiou"</text:span></text:p>
      <text:p text:style-name="P7"><text:span text:style-name="Source_20_Text"><text:s text:c="4"/>result = ""</text:span></text:p>
      <text:p text:style-name="P7"><text:span text:style-name="Source_20_Text"><text:s text:c="4"/>for char in word:</text:span></text:p>
      <text:p text:style-name="P7"><text:span text:style-name="Source_20_Text"><text:s text:c="8"/>if char not in vowels:</text:span></text:p>
      <text:p text:style-name="P7"><text:span text:style-name="Source_20_Text"><text:s text:c="12"/>result += char</text:span></text:p>
      <text:p text:style-name="P5"><text:span text:style-name="Source_20_Text"><text:s text:c="4"/>return result</text:span></text:p>
      <text:h text:style-name="Heading_20_3" text:outline-level="3">🧪 Example</text:h>
      <text:p text:style-name="Preformatted_20_Text">python</text:p>
      <text:p text:style-name="Preformatted_20_Text">CopyEdit</text:p>
      <text:p text:style-name="P8"><text:span text:style-name="Source_20_Text">print(keep_consonants("babas")) <text:s/># Output: bbs</text:span></text:p>
      <text:p text:style-name="Horizontal_20_Line"/>
      <text:h text:style-name="Heading_20_2" text:outline-level="2">✅ Final Assignment Answer (for reference)</text:h>
      <text:p text:style-name="Preformatted_20_Text">python</text:p>
      <text:p text:style-name="Preformatted_20_Text">CopyEdit</text:p>
      <text:p text:style-name="P4"><text:span text:style-name="Source_20_Text">def keep_consonants(word):</text:span></text:p>
      <text:p text:style-name="P7"><text:span text:style-name="Source_20_Text"><text:s text:c="4"/>vowels = "aeiou"</text:span></text:p>
      <text:p text:style-name="P7"><text:span text:style-name="Source_20_Text"><text:s text:c="4"/>result = ""</text:span></text:p>
      <text:p text:style-name="P7"><text:span text:style-name="Source_20_Text"><text:s text:c="4"/>for char in word:</text:span></text:p>
      <text:p text:style-name="P7"><text:span text:style-name="Source_20_Text"><text:s text:c="8"/>if char.lower() not in vowels:</text:span></text:p>
      <text:p text:style-name="P7"><text:span text:style-name="Source_20_Text"><text:s text:c="12"/>result += char</text:span></text:p>
      <text:p text:style-name="P7"><text:span text:style-name="Source_20_Text"><text:s text:c="4"/>return result</text:span></text:p>
      <text:p text:style-name="P7"/>
      <text:p text:style-name="P5"><text:span text:style-name="Source_20_Text">print(keep_consonants("hello world")) <text:s/># ➝ hll wrld</text:span></text:p>
      <text:p text:style-name="Horizontal_20_Line"><text:soft-page-break/></text:p>
      <text:h text:style-name="Heading_20_2" text:outline-level="2">🎓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bstraction</text:span></text:p>
          </table:table-cell>
          <table:table-cell table:style-name="Table2.A1" office:value-type="string">
            <text:p text:style-name="Table_20_Contents">Hiding details, showing only what matter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ecomposition</text:span></text:p>
          </table:table-cell>
          <table:table-cell table:style-name="Table2.A1" office:value-type="string">
            <text:p text:style-name="Table_20_Contents">Breaking problems into smaller, reusable functio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unctions</text:span></text:p>
          </table:table-cell>
          <table:table-cell table:style-name="Table2.A1" office:value-type="string">
            <text:p text:style-name="Table_20_Contents">Mini-programs: take inputs, return outpu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ocstrings</text:span></text:p>
          </table:table-cell>
          <table:table-cell table:style-name="Table2.A1" office:value-type="string">
            <text:p text:style-name="Table_20_Contents">“Contracts” that explain what a function do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alling a function</text:span></text:p>
          </table:table-cell>
          <table:table-cell table:style-name="Table2.A1" office:value-type="string">
            <text:p text:style-name="Table_20_Contents">Actually using it, like pressing a button</text:p>
          </table:table-cell>
        </table:table-row>
      </table:table>
      <text:p text:style-name="Horizontal_20_Line"/>
      <text:h text:style-name="Heading_20_2" text:outline-level="2">🧠 Bonus Challenge (Homework)</text:h>
      <text:p text:style-name="Preformatted_20_Text">python</text:p>
      <text:p text:style-name="Preformatted_20_Text">CopyEdit</text:p>
      <text:p text:style-name="P4"><text:span text:style-name="Source_20_Text">def first_to_last_diff(s, c):</text:span></text:p>
      <text:p text:style-name="P7"><text:span text:style-name="Source_20_Text"><text:s text:c="4"/>"""</text:span></text:p>
      <text:p text:style-name="P7"><text:span text:style-name="Source_20_Text"><text:s text:c="4"/>Returns the difference between the index where c first occurs </text:span></text:p>
      <text:p text:style-name="P7"><text:span text:style-name="Source_20_Text"><text:s text:c="4"/>and last occurs in string s. If not found, return -1.</text:span></text:p>
      <text:p text:style-name="P7"><text:span text:style-name="Source_20_Text"><text:s text:c="4"/>"""</text:span></text:p>
      <text:p text:style-name="P7"><text:span text:style-name="Source_20_Text"><text:s text:c="4"/>if c not in s:</text:span></text:p>
      <text:p text:style-name="P7"><text:span text:style-name="Source_20_Text"><text:s text:c="8"/>return -1</text:span></text:p>
      <text:p text:style-name="P7"><text:span text:style-name="Source_20_Text"><text:s text:c="4"/>return s.rfind(c) - s.find(c)</text:span></text:p>
      <text:p text:style-name="P7"/>
      <text:p text:style-name="P5"><text:span text:style-name="Source_20_Text">print(first_to_last_diff('abcabcabc', 'b')) <text:s/># ➝ 6</text:span>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2:35:38.545658675</meta:creation-date>
    <dc:date>2025-06-16T12:37:43.007639212</dc:date>
    <meta:editing-duration>PT2M6S</meta:editing-duration>
    <meta:editing-cycles>1</meta:editing-cycles>
    <meta:document-statistic meta:table-count="2" meta:image-count="0" meta:object-count="0" meta:page-count="5" meta:paragraph-count="153" meta:word-count="687" meta:character-count="4133" meta:non-whitespace-character-count="3434"/>
    <meta:generator>LibreOffice/24.8.7.2$Linux_X86_64 LibreOffice_project/480$Build-2</meta:generator>
  </office:meta>
</office:document-meta>
</file>